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ae0" officeooo:paragraph-rsid="0004f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tor ready mockups then HTML then functionality will be implemented on these. Need tor ready mockups then HTML then functionality will be implemented on the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3:27:54.292291849</meta:creation-date>
    <dc:date>2017-02-09T14:14:15.380833203</dc:date>
    <meta:editing-duration>PT1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6" meta:character-count="163" meta:non-whitespace-character-count="138"/>
  </office:meta>
</office:document-meta>
</file>